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8"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4"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5" style:family="paragraph" style:parent-style-name="Heading_20_2">
      <style:paragraph-properties fo:margin-left="0in" fo:margin-right="0in" fo:text-indent="0in" style:auto-text-indent="false"/>
    </style:style>
    <style:style style:name="P26" style:family="paragraph" style:parent-style-name="Contents_20_2">
      <style:paragraph-properties>
        <style:tab-stops>
          <style:tab-stop style:position="5.8035in" style:type="right" style:leader-style="dotted" style:leader-text="."/>
        </style:tab-stops>
      </style:paragraph-properties>
    </style:style>
    <style:style style:name="P27" style:family="paragraph" style:parent-style-name="Contents_20_3">
      <style:paragraph-properties>
        <style:tab-stops>
          <style:tab-stop style:position="5.6071in" style:type="right" style:leader-style="dotted" style:leader-text="."/>
        </style:tab-stops>
      </style:paragraph-properties>
    </style:style>
    <style:style style:name="P28" style:family="paragraph" style:parent-style-name="Contents_20_1">
      <style:paragraph-properties>
        <style:tab-stops>
          <style:tab-stop style:position="6in" style:type="right" style:leader-style="dotted" style:leader-text="."/>
        </style:tab-stops>
      </style:paragraph-properties>
    </style:style>
    <style:style style:name="P29" style:family="paragraph" style:parent-style-name="List_20_Paragraph" style:list-style-name="WW8Num4">
      <style:paragraph-properties fo:margin-left="0in" fo:margin-right="0in" fo:text-indent="0in" style:auto-text-indent="false"/>
    </style:style>
    <style:style style:name="P30" style:family="paragraph" style:parent-style-name="List_20_Paragraph" style:list-style-name="WW8Num4">
      <style:paragraph-properties fo:margin-left="0in" fo:margin-right="0in" fo:text-indent="0in" style:auto-text-indent="false"/>
    </style:style>
    <style:style style:name="P31" style:family="paragraph" style:parent-style-name="List_20_Paragraph" style:list-style-name="WW8Num4">
      <style:paragraph-properties fo:margin-left="0in" fo:margin-right="0in" fo:text-indent="0in" style:auto-text-indent="false"/>
    </style:style>
    <style:style style:name="P32" style:family="paragraph" style:parent-style-name="List_20_Paragraph" style:list-style-name="WW8Num4">
      <style:paragraph-properties fo:margin-left="0in" fo:margin-right="0in" fo:text-indent="0in" style:auto-text-indent="false"/>
    </style:style>
    <style:style style:name="P33" style:family="paragraph" style:parent-style-name="Heading" style:master-page-name="Standard">
      <style:paragraph-properties style:page-number="auto"/>
    </style:style>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7">
      <style:text-properties style:font-name="Courier New1" fo:font-size="10pt" style:font-size-asian="10pt" style:font-size-complex="10pt"/>
    </style:style>
    <style:style style:name="P51" style:family="paragraph" style:parent-style-name="Standard" style:list-style-name="L7">
      <style:text-properties style:font-name="Courier New1" fo:font-size="10pt" style:font-size-asian="10pt" style:font-size-complex="10pt"/>
    </style:style>
    <style:style style:name="P52" style:family="paragraph" style:parent-style-name="Standard" style:list-style-name="L7">
      <style:text-properties style:font-name="Cambria" fo:font-size="12pt" style:font-size-asian="12pt" style:font-size-complex="12pt"/>
    </style:style>
    <style:style style:name="P53" style:family="paragraph" style:parent-style-name="code" style:list-style-name="L4"/>
    <style:style style:name="P54"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5"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6"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7"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1pt" style:font-size-asian="11pt" style:font-size-complex="11pt"/>
    </style:style>
    <style:style style:name="T10" style:family="text">
      <style:text-properties style:use-window-font-color="true" fo:language="en" fo:country="US" style:font-name-asian="Cambria" style:language-complex="ar" style:country-complex="SA"/>
    </style:style>
    <style:style style:name="T11"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Times New Roman1" fo:font-size="14pt" style:font-name-asian="Times New Roman1" style:font-size-asian="14pt" style:font-name-complex="Times New Roman1" style:font-size-complex="14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xCAT Statelite Cookbook</text:p>
      <text:p text:style-name="Standard"><text:span text:style-name="Internet_20_link"/></text:p>
      <text:p text:style-name="Standard"><text:date style:data-style-name="N37" text:date-value="2010-05-07T08:55:08.33">05/07/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a xlink:type="simple" xlink:href="#1.Introduction|outline" text:style-name="Internet_20_link" text:visited-style-name="Internet_20_link">1</text:a>Introduction<text:tab/>2</text:p>
          <text:p text:style-name="P26"><text:a xlink:type="simple" xlink:href="#1.1.Limitations|outline" text:style-name="Internet_20_link" text:visited-style-name="Internet_20_link">1.1</text:a>Limitations<text:tab/>3</text:p>
          <text:p text:style-name="P28"><text:a xlink:type="simple" xlink:href="#2.Configuring Statelite |outline" text:style-name="Internet_20_link" text:visited-style-name="Internet_20_link">2</text:a>Configuring Statelite <text:tab/>3</text:p>
          <text:p text:style-name="P26"><text:a xlink:type="simple" xlink:href="#2.1.Lock Down main image|outline" text:style-name="Internet_20_link" text:visited-style-name="Internet_20_link">2.1</text:a>Lock Down main image<text:tab/>3</text:p>
          <text:p text:style-name="P26"><text:a xlink:type="simple" xlink:href="#2.2.litefile table|outline" text:style-name="Internet_20_link" text:visited-style-name="Internet_20_link">2.2</text:a>litefile table<text:tab/>4</text:p>
          <text:p text:style-name="P26"><text:a xlink:type="simple" xlink:href="#2.3.litetree table|outline" text:style-name="Internet_20_link" text:visited-style-name="Internet_20_link">2.3</text:a>litetree table<text:tab/>5</text:p>
          <text:p text:style-name="P26"><text:a xlink:type="simple" xlink:href="#2.4.statelite table|outline" text:style-name="Internet_20_link" text:visited-style-name="Internet_20_link">2.4</text:a>statelite table<text:tab/>6</text:p>
          <text:p text:style-name="P26"><text:a xlink:type="simple" xlink:href="#2.5.Policy|outline" text:style-name="Internet_20_link" text:visited-style-name="Internet_20_link">2.5</text:a>Policy<text:tab/>7</text:p>
          <text:p text:style-name="P26"><text:a xlink:type="simple" xlink:href="#2.6.Add Linux Distro Packages|outline" text:style-name="Internet_20_link" text:visited-style-name="Internet_20_link">2.6</text:a>Add Linux Distro Packages<text:tab/>7</text:p>
          <text:p text:style-name="P26"><text:a xlink:type="simple" xlink:href="#2.7.Add Third-Party Software|outline" text:style-name="Internet_20_link" text:visited-style-name="Internet_20_link">2.7</text:a>Add Third-Party Software<text:tab/>8</text:p>
          <text:p text:style-name="P26"><text:a xlink:type="simple" xlink:href="#2.8.Create Statelite Image|outline" text:style-name="Internet_20_link" text:visited-style-name="Internet_20_link">2.8</text:a>Create Statelite Image<text:tab/>8</text:p>
          <text:p text:style-name="P27"><text:a xlink:type="simple" xlink:href="#2.8.1.2.8.1  Prepare the “.postinstall” file |outline" text:style-name="Internet_20_link" text:visited-style-name="Internet_20_link">2.8.1 <text:s/>Prepare the “.postinstall” file </text:a><text:tab/>8</text:p>
          <text:p text:style-name="P27"><text:a xlink:type="simple" xlink:href="#2.8.2.Rules for evaluating postinstall file |outline" text:style-name="Internet_20_link" text:visited-style-name="Internet_20_link">Rules for evaluating postinstall file </text:a><text:tab/>9</text:p>
          <text:p text:style-name="P27"><text:a xlink:type="simple" xlink:href="#2.8.3.2.8.2  Run “genimage” command|outline" text:style-name="Internet_20_link" text:visited-style-name="Internet_20_link">2.8.2 <text:s/>Run “genimage” command</text:a><text:tab/>9</text:p>
          <text:p text:style-name="P26"><text:a xlink:type="simple" xlink:href="#2.9.Setting up Post install scripts for statelite|outline" text:style-name="Internet_20_link" text:visited-style-name="Internet_20_link">2.9</text:a>Setting up Post install scripts for statelite<text:tab/>10</text:p>
          <text:p text:style-name="P26"><text:a xlink:type="simple" xlink:href="#2.10.Modify statelite image|outline" text:style-name="Internet_20_link" text:visited-style-name="Internet_20_link">2.10</text:a>Modify statelite image<text:tab/>10</text:p>
          <text:p text:style-name="P26"><text:a xlink:type="simple" xlink:href="#2.11.Installing a new Kernel in the statelite image  (This  is not verified)|outline" text:style-name="Internet_20_link" text:visited-style-name="Internet_20_link">2.11</text:a>Installing a new Kernel in the statelite image <text:s/>(This <text:s/>is not verified)<text:tab/>11</text:p>
          <text:p text:style-name="P26"><text:a xlink:type="simple" xlink:href="#2.12. Run liteimg command|outline" text:style-name="Internet_20_link" text:visited-style-name="Internet_20_link">2.12</text:a> Run liteimg command<text:tab/>11</text:p>
          <text:p text:style-name="P26"><text:a xlink:type="simple" xlink:href="#2.13. Set the boot state to “statelite”|outline" text:style-name="Internet_20_link" text:visited-style-name="Internet_20_link">2.13</text:a> Set the boot state to “statelite”<text:tab/>12</text:p>
          <text:p text:style-name="P26"><text:a xlink:type="simple" xlink:href="#2.14. Install the Node|outline" text:style-name="Internet_20_link" text:visited-style-name="Internet_20_link">2.14</text:a> Install the Node<text:tab/>12</text:p>
          <text:p text:style-name="P28"><text:a xlink:type="simple" xlink:href="#3.New Commands|outline" text:style-name="Internet_20_link" text:visited-style-name="Internet_20_link">3</text:a>New Commands<text:tab/>13</text:p>
          <text:p text:style-name="P28"><text:a xlink:type="simple" xlink:href="#4.Statelite Directory Structure|outline" text:style-name="Internet_20_link" text:visited-style-name="Internet_20_link">4</text:a>Statelite Directory Structure<text:tab/>13</text:p>
          <text:p text:style-name="P26"><text:a xlink:type="simple" xlink:href="#4.1. The noderes Table|outline" text:style-name="Internet_20_link" text:visited-style-name="Internet_20_link">4.1</text:a> The noderes Table<text:tab/>14</text:p>
          <text:p text:style-name="P28"><text:a xlink:type="simple" xlink:href="#5.Adding/updating software and files for the running nodes|outline" text:style-name="Internet_20_link" text:visited-style-name="Internet_20_link">5</text:a>Adding/updating software and files for the running nodes<text:tab/>14</text:p>
          <text:p text:style-name="P28"><text:a xlink:type="simple" xlink:href="#6.Hierarchy Support |outline" text:style-name="Internet_20_link" text:visited-style-name="Internet_20_link">6</text:a>Hierarchy Support <text:tab/>14</text:p>
          <text:p text:style-name="P26"><text:a xlink:type="simple" xlink:href="#6.1.Setup the diskfull service node|outline" text:style-name="Internet_20_link" text:visited-style-name="Internet_20_link">6.1</text:a>Setup the diskfull service node<text:tab/>14</text:p>
          <text:p text:style-name="P26"><text:a xlink:type="simple" xlink:href="#6.2.Generate the statelite image|outline" text:style-name="Internet_20_link" text:visited-style-name="Internet_20_link">6.2</text:a>Generate the statelite image<text:tab/>15</text:p>
          <text:p text:style-name="P26"><text:a xlink:type="simple" xlink:href="#6.3.Sync the “/install” directory|outline" text:style-name="Internet_20_link" text:visited-style-name="Internet_20_link">6.3</text:a>Sync the “/install” directory<text:tab/>15</text:p>
          <text:p text:style-name="P26"><text:a xlink:type="simple" xlink:href="#6.4.Set the boot state to “statelite”|outline" text:style-name="Internet_20_link" text:visited-style-name="Internet_20_link">6.4</text:a>Set the boot state to “statelite”<text:tab/>15</text:p>
          <text:p text:style-name="P26"><text:a xlink:type="simple" xlink:href="#6.5.Install the Node|outline" text:style-name="Internet_20_link" text:visited-style-name="Internet_20_link">6.5</text:a>Install the Node<text:tab/>15</text:p>
          <text:p text:style-name="P28"><text:a xlink:type="simple" xlink:href="#7.Debugging techniques|outline" text:style-name="Internet_20_link" text:visited-style-name="Internet_20_link">7</text:a>Debugging techniques<text:tab/>15</text:p>
        </text:index-body>
      </text:table-of-content>
      <text:p text:style-name="Standard"/>
      <text:p text:style-name="Standard"/>
      <text:p text:style-name="Standard"/>
      <text:h text:style-name="Heading_20_1" text:outline-level="1"><text:bookmark text:name="__RefHeading__2780_756506716"/><text:soft-page-break/>Introduction</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text:style-name="L1">
        <text:list-header>
          <text:p text:style-name="P34">1. <text:s/>Some files can be made persistent over reboot. <text:s/>This is useful for license files or database servers where some state is needed. <text:s/>However, you still get the advantage of only having to manage a single image.</text:p>
          <text:p text:style-name="P34"/>
          <text:p text:style-name="P34">2. <text:s/>Changes to hundreds of machines can take place instantly, and automatically, by updating one main image. <text:s/>In most cases, machines do not need to reboot for these changes to take affect. <text:s/></text:p>
          <text:p text:style-name="P34"/>
          <text:p text:style-name="P34">3. <text:s/>Ease of administration by being able to lock down an image. <text:s/>Many parts of the image can be read-only, so no modifications can transpire without updating the main image.</text:p>
          <text:p text:style-name="P34"/>
          <text:p text:style-name="P34">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34"/>
          <text:p text:style-name="P34">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text:style-name="L2">
        <text:list-item>
          <text:p text:style-name="P43"><text:s/>NFS Root requires more network traffic to run as the majority of the disk image runs over NFS. <text:s/>This may depend on your workload, but can be minimized.</text:p>
          <text:p text:style-name="P43"/>
        </text:list-item>
        <text:list-item>
          <text:p text:style-name="P43"><text:s/>NFS Root can be complex to set up. <text:s/>As more files are created in different places ,there are greater chances for failures. <text:s/>We think this flexibility is also one of the great virtues of Statelite. <text:s/>The image can work in nearly any <text:soft-page-break/>environment.</text:p>
          <text:p text:style-name="P43"/>
        </text:list-item>
      </text:list>
      <text:h text:style-name="Heading_20_2" text:outline-level="2"><text:bookmark text:name="__RefHeading__2782_756506716"/><text:reference-mark-start text:name="Limitations"/>Limitations<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text:s/>Statelite is not currently supported <text:s/>on AIX.</text:p>
      <text:p text:style-name="Standard"/>
      <text:p text:style-name="Standard">Only one statelite image may be defined for a node or noderange. </text:p>
      <text:h text:style-name="Heading_20_1" text:outline-level="1"><text:bookmark text:name="__RefHeading__2784_756506716"/>Configuring Statelite </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h>
      <text:p text:style-name="Standard"/>
      <text:p text:style-name="Standard">Any statelite image will need some files to be read/writable for individual nodes. <text:s/>But we encourage you to first lock down the main image. <text:s/>The image will be placed in <text:span text:style-name="T7">/install/netboot/&lt;os&gt;/&lt;arch&gt;/&lt;profile&gt;/rootimg</text:span> after running <text:span text:style-name="T6">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text:soft-page-break/>litefile table</text:h>
      <text:h text:style-name="Heading_20_3" text:outline-level="3"/>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text:soft-page-break/>"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text:soft-page-break/>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statelite table</text:h>
      <text:p text:style-name="Standard">You may want some files in the image to be stored permanently, to survive reboots. <text:s text:c="2"/>This is done by entering the information into the <text:span text:style-name="T9">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2">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2"><text:reference-ref text:reference-format="text" text:ref-name="Limitations">Limitations</text:reference-ref></text:span><text:span text:style-name="T12">.</text:span></text:p>
      <text:p text:style-name="Standard"/>
      <text:p text:style-name="code"/>
      <text:p text:style-name="Standard">An example would be:</text:p>
      <text:p text:style-name="code">"japan",,"cnfs:/gpfs/state",,,</text:p>
      <text:p text:style-name="Standard"><text:soft-page-break/></text:p>
      <text:p text:style-name="Standard">Any nodes in the japan node group will have their state stored in the <text:span text:style-name="T7">/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7">/.statelite/persistent</text:span>. <text:s/>The code will then create the following subdirectory <text:span text:style-name="T7">/.statelite/persistent/&lt;nodename&gt;</text:span></text:p>
      <text:p text:style-name="Standard">This directory will be the root of the image for this node's persistent files.</text:p>
      <text:p text:style-name="Standard"/>
      <text:p text:style-name="Standard">To set the “<text:span text:style-name="T9">statemnt</text:span>” value, <text:s/>you can use variables in xCAT database, <text:s/>it follows the grammar in the <text:span text:style-name="T9">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9">/state/n01</text:span> will have its state tree inside <text:span text:style-name="T9">/state/n01/n0</text:span>1. <text:s/></text:p>
      <text:p text:style-name="Standard"/>
      <text:h text:style-name="Heading_20_2" text:outline-level="2"><text:bookmark text:name="__RefHeading__2794_756506716"/>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5">/netboot/rh/compute.pkglist</text:span> compute.pkglist</text:p>
      <text:p text:style-name="Standard"/>
      <text:p text:style-name="Standard">You can then add more packages to the compute .pkglist <text:span text:style-name="T5">by editing compute .pkglist</text:span>.</text:p>
      <text:h text:style-name="Heading_20_2" text:outline-level="2"><text:bookmark text:name="__RefHeading__2798_756506716"/><text:soft-page-break/>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text:style-name="L3">
        <text:list-header>
          <text:p text:style-name="P47">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text:style-name="L4">
        <text:list-header>
          <text:p text:style-name="P48">Go to <text:s/>the directory “/install/custom/netboot/&lt;OS&gt;” and add the names of the RPM packages you want in the image into the &lt;profile&gt;.otherpkgs.pkglist file.</text:p>
          <text:p text:style-name="P53"><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text:style-name="L5">
        <text:list-header>
          <text:p text:style-name="P49">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h>
      <text:h text:style-name="Heading_20_3" text:outline-level="3"><text:bookmark text:name="__RefHeading__2802_756506716"/>2.8.1 <text:s/><text:reference-mark-start text:name="Prepare the “.postinstall” file "/>Prepare the “.postinstall” file <text:reference-mark-end text:name="Prepare the “.postinstall” file "/></text:h>
      <text:p text:style-name="P10">By editing <text:s/>the .postinstall file for your profile, <text:s/>you can automate the customization of <text:s/>the root image when the root image is generated by the “<text:span text:style-name="T15">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0">The one shipped will setup fstab and rcons to work properly.</text:span></text:p>
      <text:p text:style-name="P6"/>
      <text:p text:style-name="P10">The *postinstall files <text:s/>can be found <text:s/>in “<text:span text:style-name="T15">/opt/xcat/share/xcat/netboot/&lt;OS&gt;/</text:span>” directories. <text:s/>If you need to create your own *postinstall file, first you should copy the <text:s/>basic setup <text:soft-page-break/>supplied <text:s/>in the appropriate *postinstall files. <text:s/><text:span text:style-name="T10"><text:s text:c="2"/>You can add more postinstall process , if you want. If you do modify the script, you should save it in /install/custom/netboot/&lt;os&gt;, <text:s/>so it will not be overlayed with the next install. <text:s text:c="2"/></text:span></text:p>
      <text:h text:style-name="Heading_20_3" text:outline-level="3">Rules for evaluating postinstall file </text:h>
      <text:p text:style-name="Standard">There is a rule ( 2.4 release or later) for which * postinstall files will be selected to be used by genimage. </text:p>
      <text:p text:style-name="Standard">Use <text:s/>these basic rules to edit the correct file <text:s text:c="3"/>in the “<text:span text:style-name="T7">/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text:style-name="L6">
        <text:list-item>
          <text:p text:style-name="P54"><text:tab/>&lt;profile&gt;.&lt;os&gt;.&lt;arch&gt;.postinstall</text:p>
        </text:list-item>
        <text:list-item>
          <text:p text:style-name="P54"><text:tab/>&lt;profile&gt;.&lt;arch&gt;.postinstall</text:p>
        </text:list-item>
        <text:list-item>
          <text:p text:style-name="P54"><text:tab/>&lt;profile&gt;.&lt;os&gt;.postinstall</text:p>
        </text:list-item>
        <text:list-item>
          <text:p text:style-name="P54"><text:tab/>&lt;profile&gt;.postinstall</text:p>
        </text:list-item>
      </text:list>
      <text:p text:style-name="P16"/>
      <text:p text:style-name="Standard">genimage will select the *postinstall file from the list , <text:s/>if it exist, <text:s/>in the order 1-4. This means, if <text:s/>“<text:span text:style-name="T11">&lt;profile&gt;.&lt;os&gt;.&lt;arch&gt;.postinstall</text:span>” is there, <text:s/>it will be <text:s/>used .</text:p>
      <text:p text:style-name="Standard">If there is no such a file, then the “<text:span text:style-name="T11">&lt;profile&gt;.&lt;arch&gt;.postinstall</text:span>” file will be used.</text:p>
      <text:p text:style-name="Standard">If there's no such a file , <text:span text:style-name="T10"><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17" text:outline-level="3"><text:bookmark text:name="__RefHeading__2804_756506716"/>2.8.2 <text:s/>Run “genimage” command</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8">--permission</text:span>” is added for statelite mode, you can assign user-definable permission for <text:s/>“<text:span text:style-name="T7">/.statelite</text:span>” directory. <text:s/>The default permission is 755, <text:s/>for example:</text:p>
      <text:p text:style-name="P13">./genimage -o rhels5.3 -p compute <text:s/>-i eth0 -n mlx4_core,mlx4_en,igb,bnx2 <text:s/>-m statelite --permission 777</text:p>
      <text:p text:style-name="P13"><text:soft-page-break/></text:p>
      <text:p text:style-name="P13">would make the permission 777 instead of the 755 default</text:p>
      <text:p text:style-name="P4"/>
      <text:p text:style-name="Standard"/>
      <text:h text:style-name="P25" text:outline-level="2"><text:bookmark text:name="__RefHeading__2806_7565067161"/>Setting up Post install scripts for statelite</text:h>
      <text:p text:style-name="P22"/>
      <text:p text:style-name="P22">The setup to run post install scripts for statelite is the same as for an type of install image in xCAT. <text:s text:c="2"/><text:span text:style-name="T14">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4"><text:reference-ref text:reference-format="text" text:ref-name="Prepare the “.postinstall” file ">Prepare the “.postinstall” file </text:reference-ref></text:span><text:span text:style-name="T14">. </text:span></text:p>
      <text:p text:style-name="P23"/>
      <text:p text:style-name="P24">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4"/>
      <text:p text:style-name="P23"><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25" text:outline-level="2"><text:bookmark text:name="__RefHeading__2806_756506716"/>Modify statelite image</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7">chroot</text:span> to make additional changes in the image, for example, <text:s/>yum/zypper updates/install using the <text:span text:style-name="T7">–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25" text:outline-level="2"><text:soft-page-break/>Installing a new Kernel in the statelite image <text:s/>(This <text:s/>is not verified)</text:h>
      <text:p text:style-name="P22">Obtain you new kernel and kernel modules on the MN, for example here we have a new SLES kernel. </text:p>
      <text:p text:style-name="P22"/>
      <text:p text:style-name="P22">Copy the kernel into /boot :</text:p>
      <text:p text:style-name="P22"/>
      <text:p text:style-name="code">cp <text:span text:style-name="T13">vmlinux-2.6.32.10-0.5-ppc64</text:span><text:span text:style-name="T12"> <text:s text:c="2"/>/boot</text:span></text:p>
      <text:p text:style-name="P14"/>
      <text:p text:style-name="P14">Copy the kernel modules into /lib/modules/&lt;new kernel directory&gt;</text:p>
      <text:p text:style-name="P14"/>
      <text:p text:style-name="P8">xcatlinuxmn:/lib/modules # ls -al <text:s text:c="4"/></text:p>
      <text:p text:style-name="P19">total 16</text:p>
      <text:p text:style-name="P19">drwxr-xr-x <text:s/>4 root root 4096 Apr 19 10:39 .</text:p>
      <text:p text:style-name="P19">drwxr-xr-x 17 root root 4096 Apr 13 08:39 ..</text:p>
      <text:p text:style-name="P19">drwxr-xr-x <text:s/>3 root root 4096 Apr 13 08:51 2.6.32.10-0.4-ppc64</text:p>
      <text:p text:style-name="P20">drwxr-xr-x <text:s/>4 root root 4096 Apr 19 10:12 2.6.32.10-0.5-ppc64</text:p>
      <text:p text:style-name="P20"/>
      <text:p text:style-name="P21">Run genimage to update the statelite image with the new kernel</text:p>
      <text:p text:style-name="P21"/>
      <text:p text:style-name="code">cd /opt/xcat/share/xcat/netboot/sles</text:p>
      <text:p text:style-name="P18"/>
      <text:p text:style-name="P21"/>
      <text:p text:style-name="P19">./genimage -i eth0 -n ehea -o sles11.1 -p compute <text:s/>-m statelite <text:s/>-k 2.6.32.10-0.5-ppc64</text:p>
      <text:p text:style-name="P19"/>
      <text:p text:style-name="P19">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7">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text:soft-page-break/>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7">/tftpboot</text:span> for the node to boot correctly.</text:p>
      <text:p text:style-name="Standard"/>
      <text:h text:style-name="Heading_20_2" text:outline-level="2"><text:bookmark text:name="__RefHeading__2812_756506716"/><text:s/><text:reference-mark-start text:name="Install the Node"/>Install the Node<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text:soft-page-break/></text:p>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text:soft-page-break/></text:p>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7">/install/netboot/&lt;os&gt;/&lt;arch&gt;/&lt;profile&gt;/rootimg</text:span> directory. </text:p>
      <text:p text:style-name="Standard"/>
      <text:p text:style-name="Standard">To install or update an <text:s/>rpm, do the following:</text:p>
      <text:list text:style-name="L7">
        <text:list-item>
          <text:p text:style-name="P50">rpm --root /install/netboot/&lt;os&gt;/&lt;arch&gt;/&lt;profile&gt;/rootimg <text:s text:c="3"/>rpm_name</text:p>
        </text:list-item>
        <text:list-item>
          <text:p text:style-name="P52">Restart the software application on the nodes. </text:p>
          <text:p text:style-name="P50">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7">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7">installloc</text:span>” attribute in the site table. <text:s text:c="2"/>This makes sure that the <text:soft-page-break/>service node <text:s/>does not mount the /install directory from the management node on the service node. </text:p>
      <text:h text:style-name="Heading_20_2" text:outline-level="2"><text:bookmark text:name="__RefHeading__2826_756506716"/>Generate the statelite image</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h>
      <text:p text:style-name="Standard">The command “<text:span text:style-name="T7">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7">prsync</text:span>” command will sync all the contents in the “<text:span text:style-name="T7">/install</text:span>” directory to the service nodes, the first <text:s/>time will take a long time. <text:s/>But after the first time, it will take very short time to sync.</text:p>
      <text:p text:style-name="Standard"/>
      <text:p text:style-name="P3">NOTE: if you make any changes in the “<text:span text:style-name="T7">/install</text:span>” directory on the management node, and the changes can affect the statelite image, <text:s/>you need to sync the “<text:span text:style-name="T7">/install</text:span>” directory to the service node again. </text:p>
      <text:h text:style-name="Heading_20_2" text:outline-level="2"><text:bookmark text:name="__RefHeading__2830_756506716"/>Set the boot state to “statelite”</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h>
      <text:p text:style-name="Standard"/>
      <text:list text:style-name="WW8Num4">
        <text:list-item>
          <text:p text:style-name="P29">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29">You can also set the machine to shell. <text:s/>Just add the word “shell” on the end of the pxeboot file of the node in the append line. This will make the init script in the initramfs pause 3 times before doing a switch_root.</text:p>
        </text:list-item>
        <text:list-item>
          <text:p text:style-name="P29">When all the files are linked they are logged in /.statelite/statelite.log on the node. <text:s/>You can get into the node after it has booted and look in the /.statelite directory.</text:p>
          <text:p text:style-name="P29"/>
        </text:list-item>
      </text:list>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creator>Lissa Valletta</dc:creator>
    <dc:date>2010-05-07T08:55:08</dc:date>
    <meta:print-date>2010-01-27T18:01:00</meta:print-date>
    <meta:editing-cycles>84</meta:editing-cycles>
    <meta:editing-duration>P1DT22H55M58S</meta:editing-duration>
    <meta:user-defined meta:name="Info 1"/>
    <meta:user-defined meta:name="Info 2"/>
    <meta:user-defined meta:name="Info 3"/>
    <meta:user-defined meta:name="Info 4"/>
    <meta:document-statistic meta:table-count="0" meta:image-count="0" meta:object-count="0" meta:page-count="16" meta:paragraph-count="357" meta:word-count="4386" meta:character-count="26510"/>
  </office:meta>
</office:document-meta>
</file>